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ien de la base de donnée<text:s/></text:p>
      <text:p text:style-name="Normal"/>
      <text:p text:style-name="Normal"/>
      <text:p text:style-name="Normal"/>
      <text:p text:style-name="Normal"/>
      <text:p text:style-name="Normal"><text:a xlink:href="https://suprh.sharepoint.com/:x:/s/L2IA-TALHAOUI-2425/EZUxL4ynyUBDh2tWwyI4zSIBwZtR3S-CIv6c7lXT1IHtRg?e=4CV6rV" office:target-frame-name="_top" xlink:show="replace"><text:span text:style-name="Lienhypertexte">Electric_Vehicle_Population_Data.csv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la Baabo</meta:initial-creator>
    <dc:creator>Daniella Baabo</dc:creator>
    <meta:creation-date>2024-12-24T09:36:00Z</meta:creation-date>
    <dc:date>2024-12-24T09:37:00Z</dc:date>
    <meta:template xlink:href="Normal" xlink:type="simple"/>
    <meta:editing-cycles>1</meta:editing-cycles>
    <meta:editing-duration>PT60S</meta:editing-duration>
    <meta:document-statistic meta:page-count="1" meta:paragraph-count="1" meta:word-count="29" meta:character-count="193" meta:row-count="1" meta:non-whitespace-character-count="165"/>
  </office:meta>
</office:document-meta>
</file>